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88608" officeooo:paragraph-rsid="00188608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dc893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officeooo:rsid="001e85cf" officeooo:paragraph-rsid="001e85cf" fo:background-color="transparent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e85cf" officeooo:paragraph-rsid="001e85cf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e85cf" fo:background-color="transparen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rsid="001c0319" officeooo:paragraph-rsid="001c0319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officeooo:rsid="00203ddf" officeooo:paragraph-rsid="00203ddf" fo:background-color="transparent"/>
    </style:style>
    <style:style style:name="P16" style:family="paragraph" style:parent-style-name="Text_20_body">
      <style:paragraph-properties fo:margin-left="0cm" fo:margin-right="0cm" fo:text-indent="0cm" style:auto-text-indent="false" style:writing-mode="lr-tb"/>
      <style:text-properties officeooo:rsid="001e85cf" officeooo:paragraph-rsid="001e85cf" fo:background-color="transparent"/>
    </style:style>
    <style:style style:name="P17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/>
    </style:style>
    <style:style style:name="P19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  <style:text-properties officeooo:rsid="001e85cf" officeooo:paragraph-rsid="001e85cf"/>
    </style:style>
    <style:style style:name="T1" style:family="text">
      <style:text-properties officeooo:rsid="000f411b"/>
    </style:style>
    <style:style style:name="T2" style:family="text">
      <style:text-properties officeooo:rsid="001dc893"/>
    </style:style>
    <style:style style:name="T3" style:family="text">
      <style:text-properties officeooo:rsid="001e85cf"/>
    </style:style>
    <style:style style:name="T4" style:family="text">
      <style:text-properties officeooo:rsid="00203ddf"/>
    </style:style>
    <style:style style:name="T5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3">1</text:span><text:span text:style-name="T4">6</text:span></text:p>
      <text:p text:style-name="P3">Lieu : Univérsité de Lille, cité scientifique S4A04</text:p>
      <text:p text:style-name="P18"><text:span text:style-name="T5">Date : </text:span><text:bookmark text:name="docs-internal-guid-d57bd510-7fff-51bb-f376-873eb95ea9ef"/><text:span text:style-name="T5">14/05/2024</text:span> </text:p>
      <text:p text:style-name="P18"><text:span text:style-name="T5">Heure de début :  </text:span><text:bookmark text:name="docs-internal-guid-681ab4d5-7fff-66ce-cc23-e16080e58b16"/><text:span text:style-name="T5">15h/17h</text:span> </text:p>
      <text:p text:style-name="P3">Destinataires : Kwane Bebey</text:p>
      <text:p text:style-name="P7">Objet : <text:span text:style-name="T3">Rappor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3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5">Finir le rapport</text:p>
      <text:p text:style-name="P9"><text:line-break/><text:span text:style-name="T2">Ouverture de la séance : </text:span></text:p>
      <text:p text:style-name="P16"><text:span text:style-name="T4">R</text:span>épartir qui fait quel partie du rapport et ce quelle contient </text:p>
      <text:p text:style-name="P3">Répartitions des taches </text:p>
      <text:list text:style-name="WWNum1">
        <text:list-item>
          <text:p text:style-name="P19">Tout le monde rapport</text:p>
        </text:list-item>
      </text:list>
      <text:p text:style-name="P3">Informations échangées</text:p>
      <text:list text:continue-numbering="true" text:style-name="WWNum1">
        <text:list-item>
          <text:p text:style-name="P19">Tout le monde est au connaît tout le projet et il n’y a donc pas besoin d’information à échangé.</text:p>
        </text:list-item>
      </text:list>
      <text:p text:style-name="P8">Actions à suivr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2"><text:span text:style-name="T3">Rapport</text:span> 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1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2"><text:span text:style-name="T3">Rapport</text:span> 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6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2"><text:span text:style-name="T3">Rapport</text:span> </text:p>
          </table:table-cell>
          <table:table-cell table:style-name="Tableau2.A4" office:value-type="string">
            <text:p text:style-name="P4">Aymane</text:p>
          </table:table-cell>
          <table:table-cell table:style-name="Tableau2.A4" office:value-type="string">
            <text:p text:style-name="P6">2h</text:p>
          </table:table-cell>
          <table:table-cell table:style-name="Tableau2.A4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0">Rapport</text:p>
          </table:table-cell>
          <table:table-cell table:style-name="Tableau2.A4" office:value-type="string">
            <text:p text:style-name="P11">Sofianne</text:p>
          </table:table-cell>
          <table:table-cell table:style-name="Tableau2.A4" office:value-type="string">
            <text:p text:style-name="P11">2h</text:p>
          </table:table-cell>
          <table:table-cell table:style-name="Tableau2.A4" office:value-type="string">
            <text:p text:style-name="Table_20_Contents"/>
          </table:table-cell>
        </table:table-row>
      </table:table>
      <text:p text:style-name="Text_20_body"/>
      <text:p text:style-name="P3"><text:soft-page-break/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7">Le compte-rendu est à rédiger au fur et à mesure de la réunion ou juste après sur la base des notes prises par le secrétaire,</text:p>
        </text:list-item>
        <text:list-item>
          <text:p text:style-name="P17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5-20T12:18:51.466000000</dc:date>
    <meta:editing-duration>PT1H17M3S</meta:editing-duration>
    <meta:editing-cycles>15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48" meta:word-count="188" meta:character-count="1058" meta:non-whitespace-character-count="910"/>
  </office:meta>
</office:document-meta>
</file>